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GB" officeooo:rsid="001eb763" officeooo:paragraph-rsid="001eb763"/>
    </style:style>
    <style:style style:name="P2" style:family="paragraph" style:parent-style-name="Standard">
      <style:text-properties fo:language="en" fo:country="GB" officeooo:rsid="001eb763" officeooo:paragraph-rsid="002b9176"/>
    </style:style>
    <style:style style:name="P3" style:family="paragraph" style:parent-style-name="Standard">
      <style:text-properties fo:language="en" fo:country="GB" officeooo:rsid="001f50f3" officeooo:paragraph-rsid="001f50f3"/>
    </style:style>
    <style:style style:name="P4" style:family="paragraph" style:parent-style-name="Standard">
      <style:text-properties fo:language="en" fo:country="GB" officeooo:rsid="0020f808" officeooo:paragraph-rsid="0020f808"/>
    </style:style>
    <style:style style:name="P5" style:family="paragraph" style:parent-style-name="Standard">
      <style:text-properties fo:language="en" fo:country="GB" officeooo:rsid="0020f808" officeooo:paragraph-rsid="00211f83"/>
    </style:style>
    <style:style style:name="P6" style:family="paragraph" style:parent-style-name="Standard">
      <style:text-properties fo:language="en" fo:country="GB" officeooo:paragraph-rsid="0020f808"/>
    </style:style>
    <style:style style:name="P7" style:family="paragraph" style:parent-style-name="Standard">
      <style:paragraph-properties fo:text-align="center" style:justify-single-word="false"/>
      <style:text-properties fo:language="en" fo:country="GB" fo:font-weight="bold" officeooo:rsid="0022b5f9" officeooo:paragraph-rsid="0022b5f9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n" fo:country="GB" fo:font-weight="bold" officeooo:rsid="002f3871" officeooo:paragraph-rsid="002f3871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n" fo:country="GB" fo:font-weight="bold" officeooo:rsid="003671dc" officeooo:paragraph-rsid="003671dc" style:font-weight-asian="bold" style:font-weight-complex="bold"/>
    </style:style>
    <style:style style:name="P10" style:family="paragraph" style:parent-style-name="Standard">
      <style:text-properties fo:language="en" fo:country="GB" officeooo:paragraph-rsid="001f50f3"/>
    </style:style>
    <style:style style:name="P11" style:family="paragraph" style:parent-style-name="Standard">
      <style:paragraph-properties fo:text-align="start" style:justify-single-word="false"/>
      <style:text-properties fo:language="en" fo:country="GB" officeooo:rsid="0022b5f9" officeooo:paragraph-rsid="0022b5f9"/>
    </style:style>
    <style:style style:name="P12" style:family="paragraph" style:parent-style-name="Standard">
      <style:paragraph-properties fo:text-align="start" style:justify-single-word="false"/>
      <style:text-properties fo:language="en" fo:country="GB" officeooo:paragraph-rsid="0022b5f9"/>
    </style:style>
    <style:style style:name="P13" style:family="paragraph" style:parent-style-name="Standard">
      <style:paragraph-properties fo:text-align="start" style:justify-single-word="false"/>
      <style:text-properties fo:language="en" fo:country="GB" officeooo:rsid="00249b2d" officeooo:paragraph-rsid="00249b2d"/>
    </style:style>
    <style:style style:name="P14" style:family="paragraph" style:parent-style-name="Standard">
      <style:paragraph-properties fo:text-align="start" style:justify-single-word="false"/>
      <style:text-properties fo:language="en" fo:country="GB" officeooo:rsid="002f3871" officeooo:paragraph-rsid="002f3871"/>
    </style:style>
    <style:style style:name="P15" style:family="paragraph" style:parent-style-name="Standard">
      <style:paragraph-properties fo:text-align="start" style:justify-single-word="false"/>
      <style:text-properties fo:language="en" fo:country="GB" officeooo:rsid="0031ce2a" officeooo:paragraph-rsid="0031ce2a"/>
    </style:style>
    <style:style style:name="P16" style:family="paragraph" style:parent-style-name="Standard">
      <style:paragraph-properties fo:text-align="start" style:justify-single-word="false"/>
      <style:text-properties fo:language="en" fo:country="GB" officeooo:rsid="003671dc" officeooo:paragraph-rsid="003671dc"/>
    </style:style>
    <style:style style:name="P17" style:family="paragraph" style:parent-style-name="Standard">
      <style:paragraph-properties fo:text-align="start" style:justify-single-word="false"/>
      <style:text-properties fo:language="en" fo:country="GB" officeooo:rsid="003ba00d" officeooo:paragraph-rsid="003ba00d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paragraph-rsid="003671dc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e544a" officeooo:paragraph-rsid="003e544a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n" fo:country="GB" officeooo:rsid="00414b24" officeooo:paragraph-rsid="004313e2"/>
    </style:style>
    <style:style style:name="P22" style:family="paragraph" style:parent-style-name="Standard">
      <style:paragraph-properties fo:text-align="start" style:justify-single-word="false"/>
      <style:text-properties fo:language="en" fo:country="GB" officeooo:rsid="004313e2" officeooo:paragraph-rsid="004313e2"/>
    </style:style>
    <style:style style:name="P23" style:family="paragraph" style:parent-style-name="Standard">
      <style:paragraph-properties fo:text-align="start" style:justify-single-word="false"/>
      <style:text-properties fo:language="en" fo:country="GB" officeooo:rsid="0046f42a" officeooo:paragraph-rsid="0046f42a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rsid="0046f42a" officeooo:paragraph-rsid="0046f42a"/>
    </style:style>
    <style:style style:name="P25" style:family="paragraph" style:parent-style-name="Standard">
      <style:paragraph-properties fo:text-align="start" style:justify-single-word="false"/>
      <style:text-properties officeooo:paragraph-rsid="0045cc71"/>
    </style:style>
    <style:style style:name="T1" style:family="text">
      <style:text-properties officeooo:rsid="0020f808"/>
    </style:style>
    <style:style style:name="T2" style:family="text">
      <style:text-properties officeooo:rsid="00211f83"/>
    </style:style>
    <style:style style:name="T3" style:family="text">
      <style:text-properties officeooo:rsid="0022b5f9"/>
    </style:style>
    <style:style style:name="T4" style:family="text">
      <style:text-properties officeooo:rsid="002486b6"/>
    </style:style>
    <style:style style:name="T5" style:family="text">
      <style:text-properties officeooo:rsid="00249b2d"/>
    </style:style>
    <style:style style:name="T6" style:family="text">
      <style:text-properties officeooo:rsid="0026f10d"/>
    </style:style>
    <style:style style:name="T7" style:family="text">
      <style:text-properties officeooo:rsid="0028b2c5"/>
    </style:style>
    <style:style style:name="T8" style:family="text">
      <style:text-properties officeooo:rsid="002b9176"/>
    </style:style>
    <style:style style:name="T9" style:family="text">
      <style:text-properties officeooo:rsid="002bb2af"/>
    </style:style>
    <style:style style:name="T10" style:family="text">
      <style:text-properties officeooo:rsid="002c4d6e"/>
    </style:style>
    <style:style style:name="T11" style:family="text">
      <style:text-properties officeooo:rsid="002df624"/>
    </style:style>
    <style:style style:name="T12" style:family="text">
      <style:text-properties officeooo:rsid="001f50f3"/>
    </style:style>
    <style:style style:name="T13" style:family="text">
      <style:text-properties officeooo:rsid="003022a9"/>
    </style:style>
    <style:style style:name="T14" style:family="text">
      <style:text-properties style:text-position="0% 100%"/>
    </style:style>
    <style:style style:name="T15" style:family="text">
      <style:text-properties officeooo:rsid="00352c91"/>
    </style:style>
    <style:style style:name="T16" style:family="text">
      <style:text-properties officeooo:rsid="00391fdc"/>
    </style:style>
    <style:style style:name="T17" style:family="text">
      <style:text-properties officeooo:rsid="0039dc2f"/>
    </style:style>
    <style:style style:name="T18" style:family="text">
      <style:text-properties fo:language="en" fo:country="GB"/>
    </style:style>
    <style:style style:name="T19" style:family="text">
      <style:text-properties fo:language="en" fo:country="GB" officeooo:rsid="003671dc"/>
    </style:style>
    <style:style style:name="T20" style:family="text">
      <style:text-properties fo:language="en" fo:country="GB" officeooo:rsid="003a623d"/>
    </style:style>
    <style:style style:name="T21" style:family="text">
      <style:text-properties fo:language="en" fo:country="GB" officeooo:rsid="004441d4"/>
    </style:style>
    <style:style style:name="T22" style:family="text">
      <style:text-properties fo:language="en" fo:country="GB" officeooo:rsid="0045cc71"/>
    </style:style>
    <style:style style:name="T23" style:family="text">
      <style:text-properties fo:language="en" fo:country="GB" officeooo:rsid="0047d8de"/>
    </style:style>
    <style:style style:name="T24" style:family="text">
      <style:text-properties fo:language="en" fo:country="GB" officeooo:rsid="0048c93e"/>
    </style:style>
    <style:style style:name="T25" style:family="text">
      <style:text-properties officeooo:rsid="00403ee7"/>
    </style:style>
    <style:style style:name="T26" style:family="text">
      <style:text-properties officeooo:rsid="004313e2"/>
    </style:style>
    <style:style style:name="T27" style:family="text">
      <style:text-properties officeooo:rsid="0045cc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ialog Benotung</text:p>
      <text:p text:style-name="P2">A: Good day it’s [name] speaking. <text:span text:style-name="T9">D</text:span>o you speak <text:span text:style-name="T6">English?</text:span></text:p>
      <text:p text:style-name="P2">B: Yes <text:span text:style-name="T8">l </text:span>do. <text:span text:style-name="T6">H</text:span>ow can <text:span text:style-name="T8">I</text:span> help you?</text:p>
      <text:p text:style-name="P1">A: <text:span text:style-name="T8">I</text:span> was wondering if <text:span text:style-name="T8">it is</text:span> <text:span text:style-name="T6">possible</text:span> to make some changes on a current project <text:span text:style-name="T6">which</text:span> is developed <text:tab/>by <text:span text:style-name="T8">M</text:span>r <text:span text:style-name="T8">S</text:span>chmidt. </text:p>
      <text:p text:style-name="P1">B: I will try to <text:span text:style-name="T1">put you throu</text:span><text:span text:style-name="T6">gh.</text:span> <text:span text:style-name="T9">J</text:span>ust a <text:span text:style-name="T6">second.</text:span> … He is currently <text:span text:style-name="T6">unavailable.</text:span></text:p>
      <text:p text:style-name="P3">A: May <text:span text:style-name="T9">I</text:span> <text:span text:style-name="T9">give</text:span> him a message?</text:p>
      <text:p text:style-name="P3">B: Yes, then go ahead.</text:p>
      <text:p text:style-name="P10"><text:span text:style-name="T12">A: </text:span><text:span text:style-name="T9">Tell him</text:span><text:span text:style-name="T12"> that he </text:span><text:span text:style-name="T9">might give</text:span><text:span text:style-name="T12"> me a call when his time </text:span><text:span text:style-name="T6">schedule</text:span><text:span text:style-name="T12"> </text:span><text:span text:style-name="T6">allows.</text:span></text:p>
      <text:p text:style-name="P3">B: I will let him know. I just need your name, <text:span text:style-name="T9">please</text:span>.</text:p>
      <text:p text:style-name="P3">A: [name]</text:p>
      <text:p text:style-name="P3">B: <text:span text:style-name="T6">Sorry,</text:span> <text:span text:style-name="T6">I</text:span> didn’t quiet g<text:span text:style-name="T9">e</text:span>t that. <text:span text:style-name="T9">C</text:span>ould you please repeat that?</text:p>
      <text:p text:style-name="P3">A: [N, A, M, E] <text:span text:style-name="T1">and in </text:span><text:span text:style-name="T6">addition</text:span><text:span text:style-name="T1"> to that: </text:span><text:span text:style-name="T9">C</text:span><text:span text:style-name="T1">an you give me his extension num</text:span><text:span text:style-name="T6">b</text:span><text:span text:style-name="T1">er, </text:span><text:span text:style-name="T9">please</text:span><text:span text:style-name="T1">?</text:span></text:p>
      <text:p text:style-name="P4">B: Just a <text:span text:style-name="T6">second</text:span> … as follows [B number]. Does he ha<text:span text:style-name="T6">s</text:span> your phone <text:span text:style-name="T10">n</text:span>umber in return?</text:p>
      <text:p text:style-name="P4">A: I guess not. <text:span text:style-name="T11">If all else fails</text:span>/<text:span text:style-name="T10">O</text:span>r just to be sure he can call me <text:span text:style-name="T10">on</text:span> my mobile number [A number]. I <text:tab/>can’t find his e-mail <text:span text:style-name="T6">address</text:span> right now. <text:span text:style-name="T10">C</text:span>ould you give me his <text:span text:style-name="T10">a</text:span><text:span text:style-name="T11">d</text:span><text:span text:style-name="T10">dress</text:span>?</text:p>
      <text:p text:style-name="P4">B: [B e-mail]</text:p>
      <text:p text:style-name="P4">A: <text:span text:style-name="T10">T</text:span>hanks a lot.</text:p>
      <text:p text:style-name="P6"><text:span text:style-name="T1">B: </text:span><text:span text:style-name="T2">I</text:span><text:span text:style-name="T1"> will contact him as soon as possible.</text:span></text:p>
      <text:p text:style-name="P4">A: Thanks for your help. <text:span text:style-name="T10">H</text:span>ave a nice day.</text:p>
      <text:p text:style-name="P5">B: <text:span text:style-name="T2">Thanks for calling. </text:span><text:span text:style-name="T10">Talk to you</text:span><text:span text:style-name="T2"> later.</text:span></text:p>
      <text:p text:style-name="P4"/>
      <text:p text:style-name="P3">extension number – <text:span text:style-name="T7">Durchwahl(nummer)</text:span></text:p>
      <text:p text:style-name="P3"/>
      <text:p text:style-name="P3"/>
      <text:p text:style-name="P7">Just one Letter</text:p>
      <text:p text:style-name="P11">bit → hit/bat → hat → ham</text:p>
      <text:p text:style-name="P11">tag → <text:span text:style-name="T4">mag</text:span> → <text:span text:style-name="T4">mad</text:span> → mud</text:p>
      <text:p text:style-name="P12"><text:span text:style-name="T3">tag → </text:span><text:span text:style-name="T5">tan</text:span><text:span text:style-name="T3"> → </text:span><text:span text:style-name="T5">fan</text:span><text:span text:style-name="T3"> → fun</text:span></text:p>
      <text:p text:style-name="P12"><text:span text:style-name="T3">fix → </text:span><text:span text:style-name="T4">fig</text:span><text:span text:style-name="T3"> → </text:span><text:span text:style-name="T4">big</text:span><text:span text:style-name="T3"> → bug → </text:span><text:span text:style-name="T4">mug</text:span><text:span text:style-name="T3"> → </text:span><text:span text:style-name="T4">mud</text:span><text:span text:style-name="T3"> → mad → </text:span><text:span text:style-name="T4">man</text:span><text:span text:style-name="T3"> → </text:span><text:span text:style-name="T4">fan</text:span><text:span text:style-name="T3"> → fun (sin, sit, mug, mix) </text:span><text:span text:style-name="T4">fig=feige</text:span></text:p>
      <text:p text:style-name="P12"><text:span text:style-name="T3">file → </text:span><text:span text:style-name="T4">fill</text:span><text:span text:style-name="T3"> → </text:span><text:span text:style-name="T4">firm</text:span><text:span text:style-name="T3"> → </text:span><text:span text:style-name="T4">farm</text:span><text:span text:style-name="T3"> → warm</text:span></text:p>
      <text:p text:style-name="P11">data → <text:span text:style-name="T4">date</text:span> → <text:span text:style-name="T4">dare</text:span> → <text:span text:style-name="T4">fare</text:span> → fire <text:span text:style-name="T4">(fa</text:span><text:span text:style-name="T8">re</text:span><text:span text:style-name="T4">=fahrpreis, ticketpreis)</text:span></text:p>
      <text:p text:style-name="P11">hard → <text:span text:style-name="T4">hand</text:span> → <text:span text:style-name="T4">land</text:span> → <text:span text:style-name="T4">lane</text:span> → line</text:p>
      <text:p text:style-name="P13">storm<text:span text:style-name="T3"> → </text:span>stork<text:span text:style-name="T3"> → </text:span>stark<text:span text:style-name="T3"> → </text:span>shark<text:span text:style-name="T3"> → </text:span>shank<text:span text:style-name="T3"> → </text:span>thank</text:p>
      <text:p text:style-name="P13"/>
      <text:p text:style-name="P8">Why won’t we read the manual?</text:p>
      <text:p text:style-name="P14"><text:s/>‘<text:span text:style-name="T13">we’ – the Americans or in general we all users who buy but refuse or forget </text:span><text:span text:style-name="T15">to read manuals.</text:span><text:span text:style-name="T13"> </text:span></text:p>
      <text:p text:style-name="P15"><text:span text:style-name="T14">Because t</text:span>he increase in the numbers of features, functions and benefits of many products. The complexity has risen. </text:p>
      <text:p text:style-name="P15"/>
      <text:p text:style-name="P9">Manual</text:p>
      <text:p text:style-name="P16">- take it of its platform</text:p>
      <text:p text:style-name="P16">- maybe empty it before your now using it </text:p>
      <text:p text:style-name="P16">- then fill it up to what point you think would be enough. Be carefull to not overfill it</text:p>
      <text:p text:style-name="P16">put it back on its station and usually there is only one button witch needs to be switche<text:span text:style-name="T16">d</text:span> or pushed down. It takes a few minutes to finish </text:p>
      <text:p text:style-name="P16"/>
      <text:p text:style-name="P17">Solarhart:</text:p>
      <text:p text:style-name="P16">- <text:span text:style-name="T16">most effective trouble-free system. </text:span><text:span text:style-name="T17">Autonomous </text:span></text:p>
      <text:p text:style-name="P16">- <text:span text:style-name="T17">unlike water, </text:span><text:span text:style-name="T16">hartgard won’t freez </text:span></text:p>
      <text:p text:style-name="P19"><text:span text:style-name="T19">- </text:span><text:span text:style-name="T20">solahart collector panel, a tank that’s positioned higher then the collector so the cold fluid flows down into the collector where it’s heated up and then rises</text:span></text:p>
      <text:p text:style-name="P20"><text:soft-page-break/><text:span text:style-name="T20">W</text:span><text:span text:style-name="T18">arrentys</text:span></text:p>
      <text:p text:style-name="P18">- während des versands</text:p>
      <text:p text:style-name="P18">- verursacht durch produkte nicht von toolpro</text:p>
      <text:p text:style-name="P18">- probleme durch normale nutzung, unfälle, falschnutzung, falsche handhabung, und nutzungsänderung/nachträglich änderungen </text:p>
      <text:p text:style-name="P18">- unzureichendes/nicht dafür vorgesehen/autohorisiert zubehör oder dienstleistungen</text:p>
      <text:p text:style-name="P18"/>
      <text:p text:style-name="P18">warrenty policy : garantie handhabung/vertragsgrundlagen</text:p>
      <text:p text:style-name="P18">to claim warrenty : beansprunchen der garantie</text:p>
      <text:p text:style-name="P18">to extend : erweiterung/verlängerung</text:p>
      <text:p text:style-name="P18">duration : dauer</text:p>
      <text:p text:style-name="P18">terms : übereinkunft/bedingung</text:p>
      <text:p text:style-name="P18">to void : bruch mit </text:p>
      <text:p text:style-name="P18">breach : Bruch/Verletzung</text:p>
      <text:p text:style-name="P18">to expire : auslaufen</text:p>
      <text:p text:style-name="P18">replacement : ersatz</text:p>
      <text:p text:style-name="P19">refund : <text:span text:style-name="T26">r</text:span>ückerstat<text:span text:style-name="T25">t</text:span>ung</text:p>
      <text:p text:style-name="P21"><text:span text:style-name="T26">accompany : begleiten (beigelegt)</text:span> </text:p>
      <text:p text:style-name="P22">designated : vorgesehen</text:p>
      <text:p text:style-name="P22"/>
      <text:p text:style-name="P24">Writing a warranty for oneself</text:p>
      <text:p text:style-name="P23"/>
      <text:p text:style-name="P25"><text:span text:style-name="T21">I </text:span><text:span text:style-name="T22">guaranty</text:span><text:span text:style-name="T21"> that I’ll <text:s/>solve problems based on the programming language php in a both ways agreed time frame. This warranty will </text:span><text:span text:style-name="T23">be voided</text:span><text:span text:style-name="T21"> if one of the following terms is breached: the working environment is unsuitable for office work, help is provided if asked </text:span><text:span text:style-name="T22">after and after one year without feedback</text:span><text:span text:style-name="T21">. </text:span><text:span text:style-name="T22">Expiring means that any unfinished projects will be stopped working on immediately and no code will be delivered. Any programs that run in a combination with code delivered </text:span><text:span text:style-name="T24">by</text:span><text:span text:style-name="T22"> me will be excluded of this warrant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editing-duration>PT1H42M24S</meta:editing-duration>
    <meta:editing-cycles>24</meta:editing-cycles>
    <dc:date>2020-11-27T09:13:35.420000000</dc:date>
    <meta:document-statistic meta:table-count="0" meta:image-count="0" meta:object-count="0" meta:page-count="2" meta:paragraph-count="60" meta:word-count="624" meta:character-count="3395" meta:non-whitespace-character-count="2815"/>
  </office:meta>
</office:document-meta>
</file>